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fill-color="#ffffcc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3" style:family="paragraph">
      <style:text-properties fo:font-size="60pt" style:font-size-asian="60pt" style:font-size-complex="60pt"/>
    </style:style>
    <style:style style:name="P4" style:family="paragraph">
      <style:text-properties fo:font-size="60pt" fo:font-weight="bold" style:font-size-asian="60pt" style:font-weight-asian="bold" style:font-size-complex="60pt" style:font-weight-complex="bold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size="60pt" fo:font-weight="bold" style:font-size-asian="60pt" style:font-weight-asian="bold" style:font-size-complex="6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8.255cm" svg:height="1.905cm" svg:x="1cm" svg:y="1cm">
          <text:p text:style-name="P1"><text:span text:style-name="T1">Transport Lay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81cm" svg:height="1.905cm" svg:x="1cm" svg:y="3.54cm">
          <text:p text:style-name="P1"><text:span text:style-name="T1">I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3.81cm" svg:height="1.905cm" svg:x="5.445cm" svg:y="3.54cm">
          <text:p text:style-name="P1"><text:span text:style-name="T1">One-Wa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8.255cm" svg:height="1.905cm" svg:x="1cm" svg:y="6.08cm">
          <text:p text:style-name="P1"><text:span text:style-name="T1">Link Lay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255cm" svg:height="1.905cm" svg:x="1cm" svg:y="8.62cm">
          <text:p text:style-name="P1"><text:span text:style-name="T1">Physical Lay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255cm" svg:height="1.905cm" svg:x="12.43cm" svg:y="1cm">
          <text:p text:style-name="P1"><text:span text:style-name="T1">Transport Lay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255cm" svg:height="1.905cm" svg:x="12.43cm" svg:y="3.54cm">
          <text:p text:style-name="P1"><text:span text:style-name="T1">I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8.255cm" svg:height="1.905cm" svg:x="12.43cm" svg:y="6.08cm">
          <text:p text:style-name="P1"><text:span text:style-name="T1">Link Lay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255cm" svg:height="1.905cm" svg:x="12.43cm" svg:y="8.62cm">
          <text:p text:style-name="P1"><text:span text:style-name="T1">Physical Layer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738cm" svg:height="2.618cm" svg:x="10.057cm" svg:y="4.732cm">
          <draw:text-box>
            <text:p text:style-name="P3"><text:span text:style-name="T2">+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844cm" fo:page-height="11.68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Jeff Wang</meta:initial-creator>
    <meta:creation-date>2010-10-06T11:43:34.37</meta:creation-date>
    <dc:date>2010-10-06T11:49:05.31</dc:date>
    <dc:creator>Jeff Wang</dc:creator>
    <meta:editing-duration>PT00H05M31S</meta:editing-duration>
    <meta:editing-cycles>1</meta:editing-cycles>
    <meta:document-statistic meta:object-count="10"/>
    <meta:generator>OpenOffice.org/3.2$Win32 OpenOffice.org_project/320m12$Build-9483</meta:generator>
  </office:meta>
</office:document-meta>
</file>